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027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9.816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2.91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3" style:family="table-row">
      <style:table-row-properties style:min-row-height="1cm" style:keep-together="false" fo:keep-together="always"/>
    </style:style>
    <style:style style:name="Таблица1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B3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D3" style:family="table-cell">
      <style:table-cell-properties style:vertical-align="middle" fo:padding="0.191cm" fo:border="0.018cm solid #000000" style:writing-mode="lr-tb"/>
    </style:style>
    <style:style style:name="Таблица1.A7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B7" style:family="table-cell" style:data-style-name="N0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6" style:family="table">
      <style:table-properties style:width="17.515cm" table:align="left" style:writing-mode="lr-tb"/>
    </style:style>
    <style:style style:name="Таблица6.A" style:family="table-column">
      <style:table-column-properties style:column-width="3.254cm"/>
    </style:style>
    <style:style style:name="Таблица6.B" style:family="table-column">
      <style:table-column-properties style:column-width="9.763cm"/>
    </style:style>
    <style:style style:name="Таблица6.C" style:family="table-column">
      <style:table-column-properties style:column-width="1.836cm"/>
    </style:style>
    <style:style style:name="Таблица6.D" style:family="table-column">
      <style:table-column-properties style:column-width="2.662cm"/>
    </style:style>
    <style:style style:name="Таблица6.1" style:family="table-row">
      <style:table-row-properties style:min-row-height="1.415cm" style:keep-together="false" fo:keep-together="always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312cm" style:keep-together="false" fo:keep-together="always"/>
    </style:style>
    <style:style style:name="Таблица6.3" style:family="table-row">
      <style:table-row-properties style:row-height="0.6cm" style:keep-together="true" fo:keep-together="auto"/>
    </style:style>
    <style:style style:name="Таблица6.B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A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6.C7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" style:family="table">
      <style:table-properties style:width="17.515cm" table:align="left" style:writing-mode="lr-tb"/>
    </style:style>
    <style:style style:name="Таблица2.A" style:family="table-column">
      <style:table-column-properties style:column-width="3.149cm"/>
    </style:style>
    <style:style style:name="Таблица2.B" style:family="table-column">
      <style:table-column-properties style:column-width="9.869cm"/>
    </style:style>
    <style:style style:name="Таблица2.C" style:family="table-column">
      <style:table-column-properties style:column-width="1.836cm"/>
    </style:style>
    <style:style style:name="Таблица2.D" style:family="table-column">
      <style:table-column-properties style:column-width="2.662cm"/>
    </style:style>
    <style:style style:name="Таблица2.1" style:family="table-row">
      <style:table-row-properties style:min-row-height="1.415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312cm" style:keep-together="false" fo:keep-together="always"/>
    </style:style>
    <style:style style:name="Таблица2.3" style:family="table-row">
      <style:table-row-properties style:row-height="0.6cm" style:keep-together="true" fo:keep-together="auto"/>
    </style:style>
    <style:style style:name="Таблица2.B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A8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B8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" style:family="table">
      <style:table-properties style:width="17.533cm" table:align="left" style:writing-mode="lr-tb"/>
    </style:style>
    <style:style style:name="Таблица3.A" style:family="table-column">
      <style:table-column-properties style:column-width="3.281cm"/>
    </style:style>
    <style:style style:name="Таблица3.B" style:family="table-column">
      <style:table-column-properties style:column-width="8.149cm"/>
    </style:style>
    <style:style style:name="Таблица3.C" style:family="table-column">
      <style:table-column-properties style:column-width="2.778cm"/>
    </style:style>
    <style:style style:name="Таблица3.D" style:family="table-column">
      <style:table-column-properties style:column-width="3.325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3.2" style:family="table-row">
      <style:table-row-properties style:row-height="1.004cm" style:keep-together="false" fo:keep-together="always"/>
    </style:style>
    <style:style style:name="Таблица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3" style:family="table-row">
      <style:table-row-properties style:row-height="0.975cm" style:keep-together="false" fo:keep-together="always"/>
    </style:style>
    <style:style style:name="Таблица3.A3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3.B3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3.D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3.4" style:family="table-row">
      <style:table-row-properties style:row-height="0.919cm" style:keep-together="false" fo:keep-together="always"/>
    </style:style>
    <style:style style:name="Таблица3.B4" style:family="table-cell" style:data-style-name="N0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3.5" style:family="table-row">
      <style:table-row-properties style:row-height="0.986cm" style:keep-together="false" fo:keep-together="always"/>
    </style:style>
    <style:style style:name="Таблица3.6" style:family="table-row">
      <style:table-row-properties style:row-height="0.889cm" style:keep-together="false" fo:keep-together="always"/>
    </style:style>
    <style:style style:name="Таблица3.7" style:family="table-row">
      <style:table-row-properties style:row-height="0.998cm" style:keep-together="false" fo:keep-together="always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name-asian="Arial" style:font-size-asian="11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3pt" style:font-size-asian="13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3pt" fo:language="en" fo:country="US" style:font-size-asian="13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3pt" style:font-size-asian="13pt"/>
    </style:style>
    <style:style style:name="P2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-0.191cm" fo:margin-top="0.106cm" fo:margin-bottom="0.106cm" fo:text-align="center" style:justify-single-word="false" fo:text-indent="0cm" style:auto-text-indent="false" style:snap-to-layout-grid="false"/>
      <style:text-properties fo:font-size="13pt" style:font-size-asian="13pt"/>
    </style:style>
    <style:style style:name="P25" style:family="paragraph" style:parent-style-name="Standard">
      <style:paragraph-properties fo:margin-left="0cm" fo:margin-right="-0.191cm" fo:margin-top="0.106cm" fo:margin-bottom="0.106cm" fo:text-align="center" style:justify-single-word="false" fo:text-indent="0cm" style:auto-text-indent="false" style:snap-to-layout-grid="false">
        <style:tab-stops>
          <style:tab-stop style:position="1cm"/>
        </style:tab-stops>
      </style:paragraph-properties>
      <style:text-properties fo:font-size="13pt" style:font-size-asian="13pt"/>
    </style:style>
    <style:style style:name="P26" style:family="paragraph" style:parent-style-name="Standard">
      <style:paragraph-properties fo:margin-left="0cm" fo:margin-right="0.67cm" fo:text-indent="0cm" style:auto-text-indent="false"/>
      <style:text-properties fo:color="#ffffff" fo:font-size="8pt" fo:language="en" fo:country="US" fo:font-weight="bold" style:font-size-asian="8pt" style:font-weight-asian="bold" style:font-size-complex="8pt"/>
    </style:style>
    <style:style style:name="P27" style:family="paragraph" style:parent-style-name="Standard">
      <style:paragraph-properties fo:margin-left="0cm" fo:margin-right="0.67cm" fo:margin-top="0.212cm" fo:margin-bottom="0cm" fo:line-height="150%" fo:text-indent="0cm" style:auto-text-indent="false"/>
    </style:style>
    <style:style style:name="P28" style:family="paragraph" style:parent-style-name="Standard">
      <style:paragraph-properties fo:margin-left="0cm" fo:margin-right="0.67cm" fo:margin-top="0.212cm" fo:margin-bottom="0cm" fo:text-indent="0cm" style:auto-text-indent="false"/>
      <style:text-properties fo:color="#ffffff" fo:font-size="8pt" fo:language="en" fo:country="US" fo:font-weight="bold" style:font-size-asian="8pt" style:font-weight-asian="bold" style:font-size-complex="8pt"/>
    </style:style>
    <style:style style:name="P29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31" style:family="paragraph" style:parent-style-name="Standard">
      <style:paragraph-properties fo:margin-left="-0.122cm" fo:margin-right="0cm" fo:text-align="center" style:justify-single-word="false" fo:text-indent="0cm" style:auto-text-indent="false" style:snap-to-layout-grid="false"/>
      <style:text-properties fo:font-size="12pt" style:font-size-asian="12pt"/>
    </style:style>
    <style:style style:name="P32" style:family="paragraph" style:parent-style-name="Standard">
      <style:paragraph-properties fo:margin-left="0cm" fo:margin-right="0cm" fo:line-height="100%" fo:orphans="2" fo:widows="2" fo:hyphenation-ladder-count="no-limit" fo:text-indent="1.349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cm" fo:margin-right="0.67cm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.67cm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cm" fo:margin-right="0cm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11pt" style:font-size-asian="11pt" style:font-size-complex="11pt"/>
    </style:style>
    <style:style style:name="P41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2.223cm"/>
          <style:tab-stop style:position="7.325cm" style:type="center"/>
          <style:tab-stop style:position="14.651cm" style:type="right"/>
        </style:tab-stops>
      </style:paragraph-properties>
      <style:text-properties fo:font-size="13pt" style:font-size-asian="13pt"/>
    </style:style>
    <style:style style:name="P42" style:family="paragraph" style:parent-style-name="Footer">
      <style:paragraph-properties fo:margin-left="-0.123cm" fo:margin-right="0.06cm" fo:text-align="center" style:justify-single-word="false" fo:text-indent="0cm" style:auto-text-indent="false" style:snap-to-layout-grid="false"/>
      <style:text-properties fo:font-size="12pt" style:font-size-asian="12pt"/>
    </style:style>
    <style:style style:name="P43" style:family="paragraph" style:parent-style-name="Основной_20_текст_20_2" style:master-page-name="">
      <style:paragraph-properties fo:margin-left="0cm" fo:margin-right="0.672cm" fo:text-align="start" style:justify-single-word="false" fo:orphans="2" fo:widows="2" fo:hyphenation-ladder-count="no-limit" fo:text-indent="1.296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44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45" style:family="paragraph" style:parent-style-name="Основной_20_текст_20_2">
      <style:paragraph-properties fo:margin-left="0cm" fo:margin-right="0.672cm" fo:text-align="start" style:justify-single-word="false" fo:orphans="2" fo:widows="2" fo:hyphenation-ladder-count="no-limit" fo:text-indent="1.296cm" style:auto-text-indent="false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319cm" fo:margin-right="0cm" fo:margin-top="0.212cm" fo:margin-bottom="0cm" fo:line-height="150%" fo:orphans="2" fo:widows="2" fo:hyphenation-ladder-count="no-limit" fo:text-indent="0.953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1pt" style:font-size-asian="11pt" style:font-name-complex="Arial" text:display="none"/>
    </style:style>
    <style:style style:name="P49" style:family="paragraph" style:parent-style-name="Standard" style:master-page-name="Преобразование_20_1">
      <style:paragraph-properties fo:text-align="center" style:justify-single-word="false" style:page-number="auto" fo:break-before="page"/>
      <style:text-properties style:font-name="Arial" fo:font-size="11pt" style:font-size-asian="11pt" style:font-name-complex="Arial" text:display="none"/>
    </style:style>
    <style:style style:name="P50" style:family="paragraph" style:parent-style-name="Standard">
      <style:paragraph-properties fo:margin-left="0.75cm" fo:margin-right="0cm" fo:margin-top="0.212cm" fo:margin-bottom="0cm" fo:text-indent="-0.75cm" style:auto-text-indent="false"/>
      <style:text-properties style:font-name="Arial" fo:font-size="11pt" style:font-size-asian="11pt" style:font-name-complex="Arial" style:font-size-complex="11pt"/>
    </style:style>
    <style:style style:name="P51" style:family="paragraph" style:parent-style-name="Standard" style:master-page-name="">
      <style:paragraph-properties fo:margin-left="0cm" fo:margin-right="0cm" fo:margin-top="0.212cm" fo:margin-bottom="0cm" fo:orphans="2" fo:widows="2" fo:hyphenation-ladder-count="no-limit" fo:text-indent="1.27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0.319cm" fo:margin-right="0cm" fo:orphans="2" fo:widows="2" fo:hyphenation-ladder-count="no-limit" fo:text-indent="0.97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319cm" fo:margin-right="0cm" fo:orphans="2" fo:widows="2" fo:hyphenation-ladder-count="no-limit" fo:text-indent="1.005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.67cm" fo:margin-top="0.212cm" fo:margin-bottom="0cm" fo:line-height="150%" fo:text-indent="0cm" style:auto-text-indent="false"/>
      <style:text-properties style:font-name="Arial" fo:font-size="11pt" fo:language="en" fo:country="US" fo:font-weight="bold" style:font-size-asian="11pt" style:font-weight-asian="bold" style:font-size-complex="11pt"/>
    </style:style>
    <style:style style:name="P55" style:family="paragraph" style:parent-style-name="Heading_20_8">
      <style:paragraph-properties fo:margin-left="2.54cm" fo:margin-right="0cm" fo:text-indent="-1cm" style:auto-text-indent="false"/>
    </style:style>
    <style:style style:name="T1" style:family="text">
      <style:text-properties style:font-name-complex="Arial"/>
    </style:style>
    <style:style style:name="T2" style:family="text">
      <style:text-properties style:font-name-asian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language="en" fo:country="US" style:font-size-asian="11pt" style:font-name-complex="Arial" style:font-size-complex="11pt"/>
    </style:style>
    <style:style style:name="T5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name-complex="Arial"/>
    </style:style>
    <style:style style:name="T9" style:family="text">
      <style:text-properties fo:color="#ffffff"/>
    </style:style>
    <style:style style:name="T10" style:family="text">
      <style:text-properties fo:color="#ffffff" style:text-underline-style="solid" style:text-underline-width="auto" style:text-underline-color="font-color"/>
    </style:style>
    <style:style style:name="T11" style:family="text">
      <style:text-properties fo:color="#ffffff" style:text-underline-style="solid" style:text-underline-width="auto" style:text-underline-color="font-color" style:font-name-complex="Arial"/>
    </style:style>
    <style:style style:name="T12" style:family="text">
      <style:text-properties fo:color="#ffffff" style:font-name-complex="Arial"/>
    </style:style>
    <style:style style:name="T13" style:family="text">
      <style:text-properties style:font-name="Symbol" fo:font-size="13pt" style:font-name-asian="Symbol" style:font-size-asian="13pt" style:font-name-complex="Symbol"/>
    </style:style>
    <style:style style:name="T14" style:family="text">
      <style:text-properties style:font-name="Symbol" fo:font-size="12pt" style:font-size-asian="12pt" style:font-name-complex="Symbol"/>
    </style:style>
    <style:style style:name="T15" style:family="text">
      <style:text-properties style:font-name="Symbol" fo:font-size="12pt" style:font-name-asian="Symbol" style:font-size-asian="12pt" style:font-name-complex="Symbol"/>
    </style:style>
    <style:style style:name="T16" style:family="text">
      <style:text-properties style:font-name-complex="Symbo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anguage="ru" fo:country="RU" style:font-size-asian="12pt"/>
    </style:style>
    <style:style style:name="T19" style:family="text">
      <style:text-properties fo:font-size="12pt" fo:language="en" fo:country="US" style:font-size-asian="12pt"/>
    </style:style>
    <style:style style:name="T2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/>
    </style:style>
    <style:style style:name="T25" style:family="text">
      <style:text-properties fo:language="en" fo:country="US" style:text-underline-style="solid" style:text-underline-width="auto" style:text-underline-color="font-color" style:font-name-complex="Arial"/>
    </style:style>
    <style:style style:name="T26" style:family="text">
      <style:text-properties fo:language="ru" fo:country="RU" style:font-name-complex="Arial"/>
    </style:style>
    <style:style style:name="T27" style:family="text">
      <style:text-properties style:text-position="super 58%" fo:font-size="12pt" style:font-size-asian="12pt"/>
    </style:style>
    <style:style style:name="T28" style:family="text">
      <style:text-properties style:text-position="super 58%" style:font-name-complex="Arial"/>
    </style:style>
    <style:style style:name="T29" style:family="text">
      <style:text-properties style:text-position="super 58%" fo:language="en" fo:country="US" style:font-name-complex="Arial"/>
    </style:style>
    <style:style style:name="T30" style:family="text">
      <style:text-properties fo:font-size="13pt" style:font-size-asian="13pt"/>
    </style:style>
    <style:style style:name="T31" style:family="text">
      <style:text-properties fo:font-size="13pt" fo:language="en" fo:country="US" style:font-size-asian="13pt"/>
    </style:style>
    <style:style style:name="T32" style:family="text">
      <style:text-properties style:text-position="sub 58%" fo:font-size="12pt" style:font-size-asian="12pt"/>
    </style:style>
    <style:style style:name="T33" style:family="text">
      <style:text-properties style:text-position="sub 58%" fo:font-size="12pt" fo:language="en" fo:country="US" style:font-size-asian="12pt"/>
    </style:style>
    <style:style style:name="T34" style:family="text">
      <style:text-properties fo:color="#000000" fo:font-style="italic" style:font-style-asian="italic" style:font-name-complex="Arial"/>
    </style:style>
    <style:style style:name="T35" style:family="text">
      <style:text-properties fo:color="#000000" style:font-name-asian="Times New Roman" style:font-name-complex="Times New Roman"/>
    </style:style>
    <style:style style:name="T36" style:family="text">
      <style:text-properties fo:color="#000000" fo:language="en" fo:country="US" style:font-name-complex="Arial"/>
    </style:style>
    <style:style style:name="T37" style:family="text">
      <style:text-properties fo:color="#000000" style:font-name-complex="Arial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БОИ</text:p>
      <text:p text:style-name="P2"><text:s text:c="115"/></text:p>
      <text:p text:style-name="P3"/>
      <text:p text:style-name="P3"/>
      <text:p text:style-name="P5">ПРОТОКОЛ № </text:p>
      <text:p text:style-name="P8"><text:span text:style-name="T1">поверки дозиметра-радиометра типа МКС-1117М зав. № </text:span><text:span text:style-name="T8"><text:s/></text:span><text:span text:style-name="T25">12647</text:span><text:span text:style-name="T8"> </text:span><text:span text:style-name="T1"><text:s/></text:span><text:span text:style-name="T12">.</text:span><text:span text:style-name="T1"> </text:span></text:p>
      <text:p text:style-name="P8"><text:span text:style-name="T1">принадлежащего </text:span><text:span text:style-name="T11">.</text:span><text:span text:style-name="T8"> <text:s text:c="55"/></text:span><text:span text:style-name="T8"><text:s text:c="50"/></text:span><text:span text:style-name="T11">.</text:span></text:p>
      <text:p text:style-name="P40">Поверка проводилась РУП «БелГИМ» (отдел измерений ионизирующих излучений)</text:p>
      <text:p text:style-name="P7"><text:span text:style-name="T1">Поверка проводилась в нормальных климатических условиях при Т=</text:span>___<text:span text:style-name="T1"> </text:span><text:span text:style-name="T16"></text:span><text:span text:style-name="T1">С,</text:span></text:p>
      <text:p text:style-name="P40">Р=___ мм рт ст, отн. влажн.___%, согласно методике, изложенной в МП. МН.1396-2004</text:p>
      <text:p text:style-name="P4"/>
      <text:p text:style-name="P6">Образцовые средства:</text:p>
      <text:p text:style-name="P33"><text:span text:style-name="T3">- образцовая дозиметрическая поверочная установка УДГ-АТ110 №013 с источниками </text:span><text:span text:style-name="T5">2</text:span><text:span text:style-name="T6">-го</text:span><text:span text:style-name="T3"> <text:s text:c="8"/>разряда из радионуклида цезий-137 и с погрешностью аттестации 5%,св. № 210/</text:span><text:span text:style-name="T4">1426-2018</text:span><text:span text:style-name="T3"> <text:s text:c="3"/>от <text:s text:c="3"/></text:span><text:span text:style-name="T4">22.10.2018</text:span><text:span text:style-name="T3">. ФГУП "ВНИИМ им. Д.И. Менделеева",</text:span></text:p>
      <text:p text:style-name="P32"><text:span text:style-name="T3">- образцовая дозиметрическая поверочная установка УДГ-АТ130 №015 с источниками </text:span><text:span text:style-name="T5">1</text:span><text:span text:style-name="T6">-го</text:span><text:span text:style-name="T3"> разряда из радионуклида цезий-137 и с погрешностью аттестации <text:s/></text:span><text:span text:style-name="T4">4 </text:span><text:span text:style-name="T3">%,св. № 210/ </text:span><text:span text:style-name="T4">1427-2018</text:span><text:span text:style-name="T3"> <text:s text:c="2"/>от </text:span><text:span text:style-name="T4">23.10.2018</text:span><text:span text:style-name="T3">. ФГУП "ВНИИМ им. Д.И. Менделеева",</text:span></text:p>
      <text:p text:style-name="P34"><text:span text:style-name="T1">- установка</text:span><text:span text:style-name="T11">(6)</text:span><text:span text:style-name="T37">УПН –</text:span><text:span text:style-name="T12"> </text:span><text:span text:style-name="T37">АТ140 №001 с комплектом плутоний-бериллиевых источников</text:span><text:span text:style-name="T34"> </text:span><text:span text:style-name="T37">быстрых нейтронов: ИБН-8-6 №010, ИБН-8-3 №027 и с погрешностью аттестации </text:span><text:span text:style-name="T35">±</text:span><text:span text:style-name="T37">5%, св. <text:s/>№ 210-</text:span><text:span text:style-name="T36">1508</text:span><text:span text:style-name="T37">/</text:span><text:span text:style-name="T36">18</text:span><text:span text:style-name="T37"> от </text:span><text:span text:style-name="T36">06.11.2018</text:span><text:span text:style-name="T37"> ВНИИМ</text:span></text:p>
      <text:p text:style-name="P36"><text:span text:style-name="T1">- образцовые бета-источники из радионуклида стронций-90 + иттрий-90 типа 4С0, 5С0, <text:s text:c="2"/>6С0 с погрешностью аттестации </text:span><text:span text:style-name="T16"></text:span><text:span text:style-name="T1">6% , св. №МН0100818-4818</text:span><text:span text:style-name="T23"> </text:span><text:span text:style-name="T26">д</text:span><text:span text:style-name="T1">о </text:span><text:span text:style-name="T26">18.04.20</text:span><text:span text:style-name="T1">, РУП «БелГим»</text:span></text:p>
      <text:p text:style-name="P35"><text:span text:style-name="T1">- образцовые альфа-источники из радионуклида плутоний-239 типа 4П9, 5П9, 6П9 с <text:s text:c="3"/>погрешностью аттестации </text:span><text:span text:style-name="T16"></text:span><text:span text:style-name="T1">6%,св.№</text:span><text:span text:style-name="T26">МН0105687-4818</text:span><text:span text:style-name="T23"> </text:span><text:span text:style-name="T26">д</text:span><text:span text:style-name="T1">о </text:span><text:span text:style-name="T26">15.08.20</text:span><text:span text:style-name="T1">, РУП«БелГим»</text:span><text:span text:style-name="T11"> </text:span></text:p>
      <text:p text:style-name="P17"/>
      <text:p text:style-name="P17">Диапазон измерения прибора:</text:p>
      <text:p text:style-name="P18"><text:span text:style-name="T1">-- МД рентгеновского и </text:span>γ<text:span text:style-name="T1"> - излучения – от </text:span><text:span text:style-name="T23">0,03</text:span><text:span text:style-name="T1">*10</text:span><text:span text:style-name="T28">-6</text:span><text:span text:style-name="T1"> до 10 мЗв/ч</text:span></text:p>
      <text:p text:style-name="P18"><text:span text:style-name="T1">-- плотности потока α – частиц – от </text:span><text:span text:style-name="T23">0,1</text:span><text:span text:style-name="T1"> до 10</text:span><text:span text:style-name="T29">5</text:span><text:span text:style-name="T1"> мин</text:span><text:span text:style-name="T28">-1</text:span><text:span text:style-name="T1">см</text:span><text:span text:style-name="T28">-2</text:span></text:p>
      <text:p text:style-name="P18"><text:span text:style-name="T1">-- плотности потока β – частиц – от </text:span><text:span text:style-name="T23">1</text:span><text:span text:style-name="T1"> до </text:span><text:span text:style-name="T23">5*</text:span><text:span text:style-name="T1">10</text:span><text:span text:style-name="T29">5</text:span><text:span text:style-name="T1"> мин</text:span><text:span text:style-name="T28">-1</text:span><text:span text:style-name="T1">см</text:span><text:span text:style-name="T28">-2</text:span></text:p>
      <text:p text:style-name="P46"/>
      <text:p text:style-name="P4">Проведение поверки:</text:p>
      <text:p text:style-name="P19"><text:span text:style-name="T2"><text:s text:c="12"/></text:span><text:span text:style-name="T1">Внешний осмотр ________________________________________________________</text:span></text:p>
      <text:p text:style-name="P19"><text:span text:style-name="T2"><text:s text:c="12"/></text:span><text:span text:style-name="T1">Опробование и проверка работоспособности: </text:span></text:p>
      <text:p text:style-name="P9"/>
      <text:p text:style-name="P39">Проверка допускаемой основной относительной погрешности измерения</text:p>
      <text:p text:style-name="P7">мощности дозы с УД БОИ-<text:span text:style-name="T22">1</text:span>:</text:p>
      <text:p text:style-name="P20"/>
      <text:list xml:id="list1009623632006425684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55" text:outline-level="8"><draw:frame draw:style-name="fr1" draw:name="Врезка1" text:anchor-type="char" svg:x="-0.097cm" svg:y="0.166cm" svg:width="18.071cm" svg:height="8.412cm" draw:z-index="0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table:number-rows-spanned="2" office:value-type="string"><text:p text:style-name="P41">Мощность дозы в контрольной точке</text:p></table:table-cell><table:table-cell table:style-name="Таблица1.B1" office:value-type="string"><text:p text:style-name="P21">Измерение мощности дозы <text:line-break/>в контрольной точке</text:p></table:table-cell><table:table-cell table:style-name="Таблица1.C1" table:number-columns-spanned="2" office:value-type="string"><text:p text:style-name="P11">Основная относительная погрешность, %</text:p></table:table-cell><table:covered-table-cell/></table:table-row><table:table-row table:style-name="Таблица1.1"><table:covered-table-cell/><table:table-cell table:style-name="Таблица1.B2" office:value-type="string"><text:p text:style-name="P11"/></table:table-cell><table:table-cell table:style-name="Таблица1.B2" office:value-type="string"><text:p text:style-name="P11">при поверке</text:p></table:table-cell><table:table-cell table:style-name="Таблица1.D2" office:value-type="string"><text:p text:style-name="P11">по ТУ, <text:line-break/>не более</text:p></table:table-cell></table:table-row><table:table-row table:style-name="Таблица1.3"><table:table-cell table:style-name="Таблица1.A3" office:value-type="string"><text:p text:style-name="P24">20,0 мкЗв/ч</text:p></table:table-cell><table:table-cell table:style-name="Таблица1.B3" office:value-type="float" office:value="20.1"><text:p text:style-name="P12">20,1</text:p></table:table-cell><table:table-cell table:style-name="Таблица1.A3" office:value-type="string"><text:p text:style-name="P12"/></table:table-cell><table:table-cell table:style-name="Таблица1.D3" table:number-rows-spanned="5" office:value-type="string"><text:p text:style-name="P1"><text:span text:style-name="T13"></text:span><text:span text:style-name="T30"> 20</text:span></text:p></table:table-cell></table:table-row><table:table-row table:style-name="Таблица1.3"><table:table-cell table:style-name="Таблица1.A3" office:value-type="string"><text:p text:style-name="P24">70,0 мкЗв/ч</text:p></table:table-cell><table:table-cell table:style-name="Таблица1.B3" office:value-type="float" office:value="71"><text:p text:style-name="P12">71</text:p></table:table-cell><table:table-cell table:style-name="Таблица1.A3" office:value-type="string"><text:p text:style-name="P12"/></table:table-cell><table:covered-table-cell/></table:table-row><table:table-row table:style-name="Таблица1.3"><table:table-cell table:style-name="Таблица1.A3" office:value-type="string"><text:p text:style-name="P24">0,7 мЗв/ч</text:p></table:table-cell><table:table-cell table:style-name="Таблица1.B3" office:value-type="float" office:value="0.7"><text:p text:style-name="P12">0,7</text:p></table:table-cell><table:table-cell table:style-name="Таблица1.A3" office:value-type="string"><text:p text:style-name="P12"/></table:table-cell><table:covered-table-cell/></table:table-row><table:table-row table:style-name="Таблица1.3"><table:table-cell table:style-name="Таблица1.A3" office:value-type="string"><text:p text:style-name="P25">7,0 мЗв/ч</text:p></table:table-cell><table:table-cell table:style-name="Таблица1.B3" office:value-type="float" office:value="7.2"><text:p text:style-name="P12">7,2</text:p></table:table-cell><table:table-cell table:style-name="Таблица1.A3" office:value-type="string"><text:p text:style-name="P12"/></table:table-cell><table:covered-table-cell/></table:table-row><table:table-row table:style-name="Таблица1.3"><table:table-cell table:style-name="Таблица1.A7" office:value-type="string"><text:p text:style-name="P25">70,0 мЗв/ч</text:p></table:table-cell><table:table-cell table:style-name="Таблица1.B7" office:value-type="float" office:value="70"><text:p text:style-name="P12">70</text:p></table:table-cell><table:table-cell table:style-name="Таблица1.A7" office:value-type="string"><text:p text:style-name="P12"/></table:table-cell><table:covered-table-cell/></table:table-row></table:table><text:p text:style-name="Standard"><text:s/></text:p></draw:text-box></draw:frame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БОИ 2</text:p>
      <text:p text:style-name="P10"/>
      <text:p text:style-name="P37">Проверка основной относительной погрешности измерения мощности дозы с блоком БДПА-01 зав. №<text:span text:style-name="T7"> 1</text:span><text:span text:style-name="T24">26</text:span><text:span text:style-name="T7">4</text:span><text:span text:style-name="T24">7</text:span><text:span text:style-name="T7"> </text:span><text:span text:style-name="T9">.</text:span></text:p>
      <text:p text:style-name="P2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table:number-rows-spanned="2" office:value-type="string">
            <text:p text:style-name="P30"><text:span text:style-name="T17">Плотность потока в контрольной точке </text:span><text:span text:style-name="T14"></text:span><text:span text:style-name="T32">0</text:span><text:span text:style-name="T33">i</text:span><text:span text:style-name="T17">,</text:span></text:p>
            <text:p text:style-name="P29"><text:span text:style-name="T17"><text:s/>мин</text:span><text:span text:style-name="T27">-1</text:span><text:span text:style-name="T17">·см</text:span><text:span text:style-name="T27">-2</text:span></text:p>
          </table:table-cell>
          <table:table-cell table:style-name="Таблица6.A1" table:number-rows-spanned="2" office:value-type="string">
            <text:p text:style-name="P30"><text:span text:style-name="T17">Измеренное значение плотности потока в контрольной точке, </text:span><text:span text:style-name="T14"></text:span><text:span text:style-name="T33">i</text:span></text:p>
          </table:table-cell>
          <table:table-cell table:style-name="Таблица6.C1" table:number-columns-spanned="2" office:value-type="string">
            <text:p text:style-name="P13">Основная относительная погрешность, %</text:p>
          </table:table-cell>
          <table:covered-table-cell/>
        </table:table-row>
        <table:table-row table:style-name="Таблица6.2">
          <table:covered-table-cell/>
          <table:covered-table-cell/>
          <table:table-cell table:style-name="Таблица6.A1" office:value-type="string">
            <text:p text:style-name="P13">при поверке</text:p>
          </table:table-cell>
          <table:table-cell table:style-name="Таблица6.C1" office:value-type="string">
            <text:p text:style-name="P31">по ТУ, не более</text:p>
          </table:table-cell>
        </table:table-row>
        <table:table-row table:style-name="Таблица6.3">
          <table:table-cell table:style-name="Таблица6.A1" office:value-type="string">
            <text:p text:style-name="P15">78,3</text:p>
          </table:table-cell>
          <table:table-cell table:style-name="Таблица6.B3" office:value-type="float" office:value="73.7">
            <text:p text:style-name="P15">73,7</text:p>
          </table:table-cell>
          <table:table-cell table:style-name="Таблица6.A1" office:value-type="string">
            <text:p text:style-name="P13"/>
          </table:table-cell>
          <table:table-cell table:style-name="Таблица6.C1" table:number-rows-spanned="5" office:value-type="string">
            <text:p text:style-name="P1"/>
            <text:p text:style-name="P1"><text:span text:style-name="T15"></text:span><text:span text:style-name="T17">20</text:span></text:p>
          </table:table-cell>
        </table:table-row>
        <table:table-row table:style-name="Таблица6.3">
          <table:table-cell table:style-name="Таблица6.A1" office:value-type="string">
            <text:p text:style-name="P15">743</text:p>
          </table:table-cell>
          <table:table-cell table:style-name="Таблица6.B3" office:value-type="float" office:value="728">
            <text:p text:style-name="P15">728</text:p>
          </table:table-cell>
          <table:table-cell table:style-name="Таблица6.A1" office:value-type="string">
            <text:p text:style-name="P13"/>
          </table:table-cell>
          <table:covered-table-cell/>
        </table:table-row>
        <table:table-row table:style-name="Таблица6.3">
          <table:table-cell table:style-name="Таблица6.B3" office:value-type="float" office:value="6300">
            <text:p text:style-name="P15">6300</text:p>
          </table:table-cell>
          <table:table-cell table:style-name="Таблица6.B3" office:value-type="float" office:value="6270">
            <text:p text:style-name="P15">6270</text:p>
          </table:table-cell>
          <table:table-cell table:style-name="Таблица6.A1" office:value-type="string">
            <text:p text:style-name="P13"/>
          </table:table-cell>
          <table:covered-table-cell/>
        </table:table-row>
        <table:table-row table:style-name="Таблица6.3">
          <table:table-cell table:style-name="Таблица6.A1" office:value-type="string">
            <text:p text:style-name="P15">62100</text:p>
          </table:table-cell>
          <table:table-cell table:style-name="Таблица6.A1" office:value-type="string">
            <text:p text:style-name="P13"><text:span text:style-name="T22">58</text:span>000</text:p>
          </table:table-cell>
          <table:table-cell table:style-name="Таблица6.A1" office:value-type="string">
            <text:p text:style-name="P13"/>
          </table:table-cell>
          <table:covered-table-cell/>
        </table:table-row>
        <table:table-row table:style-name="Таблица6.3">
          <table:table-cell table:style-name="Таблица6.A7" office:value-type="float" office:value="186000">
            <text:p text:style-name="P15">186000</text:p>
          </table:table-cell>
          <table:table-cell table:style-name="Таблица6.A7" office:value-type="float" office:value="164000">
            <text:p text:style-name="P15">164000</text:p>
          </table:table-cell>
          <table:table-cell table:style-name="Таблица6.C7" office:value-type="string">
            <text:p text:style-name="P13"/>
          </table:table-cell>
          <table:covered-table-cell/>
        </table:table-row>
      </table:table>
      <text:p text:style-name="P37"/>
      <text:p text:style-name="P38">Проверка основной относительной погрешности измерения мощности дозы с блоком БДПБ-01 зав. №<text:span text:style-name="T7"> 1</text:span><text:span text:style-name="T24">26</text:span><text:span text:style-name="T7">4</text:span><text:span text:style-name="T24">7</text:span><text:span text:style-name="T9">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30"><text:span text:style-name="T17">Плотность потока в контрольной точке </text:span><text:span text:style-name="T14"></text:span><text:span text:style-name="T32">0</text:span><text:span text:style-name="T33">i</text:span><text:span text:style-name="T17">,</text:span></text:p>
            <text:p text:style-name="P29"><text:span text:style-name="T17"><text:s/>мин</text:span><text:span text:style-name="T27">-1</text:span><text:span text:style-name="T17">·см</text:span><text:span text:style-name="T27">-2</text:span></text:p>
          </table:table-cell>
          <table:table-cell table:style-name="Таблица2.A1" table:number-rows-spanned="2" office:value-type="string">
            <text:p text:style-name="P30"><text:span text:style-name="T17">Измеренное значение плотности потока в контрольной точке, </text:span><text:span text:style-name="T14"></text:span><text:span text:style-name="T33">i</text:span></text:p>
          </table:table-cell>
          <table:table-cell table:style-name="Таблица2.C1" table:number-columns-spanned="2" office:value-type="string">
            <text:p text:style-name="P13">Основная относительная погрешность, %</text:p>
          </table:table-cell>
          <table:covered-table-cell/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13">при поверке</text:p>
          </table:table-cell>
          <table:table-cell table:style-name="Таблица2.C1" office:value-type="string">
            <text:p text:style-name="P31">по ТУ, не более</text:p>
          </table:table-cell>
        </table:table-row>
        <table:table-row table:style-name="Таблица2.3">
          <table:table-cell table:style-name="Таблица2.A1" office:value-type="string">
            <text:p text:style-name="P1"><text:span text:style-name="T19">9</text:span><text:span text:style-name="T18">7</text:span></text:p>
          </table:table-cell>
          <table:table-cell table:style-name="Таблица2.B3" office:value-type="float" office:value="103">
            <text:p text:style-name="P15">103</text:p>
          </table:table-cell>
          <table:table-cell table:style-name="Таблица2.A1" office:value-type="string">
            <text:p text:style-name="P15"/>
          </table:table-cell>
          <table:table-cell table:style-name="Таблица2.C1" table:number-rows-spanned="6" office:value-type="string">
            <text:p text:style-name="P1"/>
            <text:p text:style-name="P1"><text:span text:style-name="T15"></text:span><text:span text:style-name="T17">20</text:span></text:p>
          </table:table-cell>
        </table:table-row>
        <table:table-row table:style-name="Таблица2.3">
          <table:table-cell table:style-name="Таблица2.A1" office:value-type="string">
            <text:p text:style-name="P1"><text:span text:style-name="T18">2</text:span><text:span text:style-name="T19">31</text:span></text:p>
          </table:table-cell>
          <table:table-cell table:style-name="Таблица2.B3" office:value-type="float" office:value="239">
            <text:p text:style-name="P15">239</text:p>
          </table:table-cell>
          <table:table-cell table:style-name="Таблица2.A1" office:value-type="string">
            <text:p text:style-name="P15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5">5650</text:p>
          </table:table-cell>
          <table:table-cell table:style-name="Таблица2.A1" office:value-type="string">
            <text:p text:style-name="P13">5<text:span text:style-name="T22">960</text:span></text:p>
          </table:table-cell>
          <table:table-cell table:style-name="Таблица2.A1" office:value-type="string">
            <text:p text:style-name="P13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5">51500</text:p>
          </table:table-cell>
          <table:table-cell table:style-name="Таблица2.A1" office:value-type="string">
            <text:p text:style-name="P13">5<text:span text:style-name="T22">5150</text:span></text:p>
          </table:table-cell>
          <table:table-cell table:style-name="Таблица2.A1" office:value-type="string">
            <text:p text:style-name="P13"/>
          </table:table-cell>
          <table:covered-table-cell/>
        </table:table-row>
        <table:table-row table:style-name="Таблица2.3">
          <table:table-cell table:style-name="Таблица2.A1" office:value-type="string">
            <text:p text:style-name="P15">150800</text:p>
            <text:p text:style-name="P15">000</text:p>
          </table:table-cell>
          <table:table-cell table:style-name="Таблица2.A1" office:value-type="string">
            <text:p text:style-name="P13">1<text:span text:style-name="T22">60950</text:span></text:p>
          </table:table-cell>
          <table:table-cell table:style-name="Таблица2.A1" office:value-type="string">
            <text:p text:style-name="P13"/>
          </table:table-cell>
          <table:covered-table-cell/>
        </table:table-row>
        <table:table-row table:style-name="Таблица2.3">
          <table:table-cell table:style-name="Таблица2.A8" office:value-type="float" office:value="374100">
            <text:p text:style-name="P1">374100</text:p>
          </table:table-cell>
          <table:table-cell table:style-name="Таблица2.B8" office:value-type="string">
            <text:p text:style-name="P13">3<text:span text:style-name="T22">94500</text:span></text:p>
          </table:table-cell>
          <table:table-cell table:style-name="Таблица2.B8" office:value-type="string">
            <text:p text:style-name="P13"/>
          </table:table-cell>
          <table:covered-table-cell/>
        </table:table-row>
      </table:table>
      <text:p text:style-name="P43"/>
      <text:p text:style-name="P45">Проверка основной относительной погрешности измерения мощности дозы с блоком БДКГ-03 зав. №<text:span text:style-name="T7"> 1</text:span><text:span text:style-name="T24">2</text:span><text:span text:style-name="T7">64</text:span><text:span text:style-name="T24">7</text:span><text:span text:style-name="T7"> </text:span><text:span text:style-name="T10">.</text:span></text:p>
      <text:p text:style-name="P4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42">Мощность дозы в контрольной точке</text:p>
          </table:table-cell>
          <table:table-cell table:style-name="Таблица3.B1" table:number-rows-spanned="2" office:value-type="string">
            <text:p text:style-name="P22">Измерение мощности дозы в контрольной точке</text:p>
          </table:table-cell>
          <table:table-cell table:style-name="Таблица3.C1" table:number-columns-spanned="2" office:value-type="string">
            <text:p text:style-name="P14">Основная относительная погрешность, %</text:p>
          </table:table-cell>
          <table:covered-table-cell/>
        </table:table-row>
        <table:table-row table:style-name="Таблица3.2">
          <table:covered-table-cell/>
          <table:covered-table-cell/>
          <table:table-cell table:style-name="Таблица3.B1" office:value-type="string">
            <text:p text:style-name="P14">при поверке</text:p>
          </table:table-cell>
          <table:table-cell table:style-name="Таблица3.D2" office:value-type="string">
            <text:p text:style-name="P14">по ТУ, <text:line-break/>не более</text:p>
          </table:table-cell>
        </table:table-row>
        <table:table-row table:style-name="Таблица3.3">
          <table:table-cell table:style-name="Таблица3.A3" office:value-type="string">
            <text:p text:style-name="P23">0,07 мкЗв/ч</text:p>
          </table:table-cell>
          <table:table-cell table:style-name="Таблица3.B3" office:value-type="string">
            <text:p text:style-name="P11">0,07<text:span text:style-name="T22">2</text:span></text:p>
          </table:table-cell>
          <table:table-cell table:style-name="Таблица3.B3" office:value-type="string">
            <text:p text:style-name="P11"/>
          </table:table-cell>
          <table:table-cell table:style-name="Таблица3.D3" table:number-rows-spanned="5" office:value-type="string">
            <text:p text:style-name="P1"><text:span text:style-name="T13"></text:span><text:span text:style-name="T30"> </text:span><text:span text:style-name="T31">20</text:span></text:p>
          </table:table-cell>
        </table:table-row>
        <table:table-row table:style-name="Таблица3.4">
          <table:table-cell table:style-name="Таблица3.A3" office:value-type="string">
            <text:p text:style-name="P16">0,7 мкЗв/ч</text:p>
          </table:table-cell>
          <table:table-cell table:style-name="Таблица3.B4" office:value-type="float" office:value="0.7">
            <text:p text:style-name="P11">0,7</text:p>
          </table:table-cell>
          <table:table-cell table:style-name="Таблица3.A3" office:value-type="string">
            <text:p text:style-name="P11"/>
          </table:table-cell>
          <table:covered-table-cell/>
        </table:table-row>
        <table:table-row table:style-name="Таблица3.5">
          <table:table-cell table:style-name="Таблица3.A3" office:value-type="string">
            <text:p text:style-name="P1"><text:span text:style-name="T21">7</text:span><text:span text:style-name="T20">,0</text:span><text:span text:style-name="T21"> мкЗв/ч</text:span></text:p>
          </table:table-cell>
          <table:table-cell table:style-name="Таблица3.A3" office:value-type="string">
            <text:p text:style-name="P11">7,<text:span text:style-name="T22">0</text:span></text:p>
          </table:table-cell>
          <table:table-cell table:style-name="Таблица3.A3" office:value-type="string">
            <text:p text:style-name="P11"/>
          </table:table-cell>
          <table:covered-table-cell/>
        </table:table-row>
        <table:table-row table:style-name="Таблица3.6">
          <table:table-cell table:style-name="Таблица3.A3" office:value-type="string">
            <text:p text:style-name="P16">70 мкЗв/ч</text:p>
          </table:table-cell>
          <table:table-cell table:style-name="Таблица3.B4" office:value-type="float" office:value="70">
            <text:p text:style-name="P11">70</text:p>
          </table:table-cell>
          <table:table-cell table:style-name="Таблица3.A3" office:value-type="string">
            <text:p text:style-name="P11"/>
          </table:table-cell>
          <table:covered-table-cell/>
        </table:table-row>
        <table:table-row table:style-name="Таблица3.7">
          <table:table-cell table:style-name="Таблица3.A3" office:value-type="string">
            <text:p text:style-name="P16">240 мкЗв/ч</text:p>
          </table:table-cell>
          <table:table-cell table:style-name="Таблица3.B4" office:value-type="float" office:value="240">
            <text:p text:style-name="P11">240</text:p>
          </table:table-cell>
          <table:table-cell table:style-name="Таблица3.A3" office:value-type="string">
            <text:p text:style-name="P11"/>
          </table:table-cell>
          <table:covered-table-cell/>
        </table:table-row>
      </table:table>
      <text:p text:style-name="P50"/>
      <text:p text:style-name="P51">Выводы: _____________________________________________________________</text:p>
      <text:p text:style-name="P52">Квитанция-счёт ________________________</text:p>
      <text:p text:style-name="P53">Свидетельство (извещение о непригодности) __________________________________</text:p>
      <text:p text:style-name="P52">Дата ________________</text:p>
      <text:p text:style-name="P47">Поверитель __________________________</text:p>
      <text:p text:style-name="P27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name="Arial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" fo:font-size="11pt" fo:font-style="italic" style:font-size-asian="11pt" style:font-style-asian="italic" style:font-name-complex="Arial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Tahoma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-0.065cm" fo:margin-right="0cm" fo:text-align="center" style:justify-single-word="false" fo:text-indent="0cm" style:auto-text-indent="false"/>
      <style:text-properties fo:font-size="13pt" style:font-size-asian="13pt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7cm" style:type="center"/>
          <style:tab-stop style:position="17.542cm" style:type="right"/>
        </style:tab-stops>
      </style:paragraph-properties>
    </style:style>
    <style:style style:name="Quotations" style:family="paragraph" style:parent-style-name="Standard" style:class="html">
      <style:paragraph-properties fo:margin-left="-0.191cm" fo:margin-right="-0.191cm" fo:text-align="center" style:justify-single-word="false" fo:text-indent="0cm" style:auto-text-indent="false"/>
      <style:text-properties fo:font-size="13pt" style:font-size-asian="13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ru" fo:country="RU" style:font-name-complex="Ari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style:text-underline-style="none" style:font-name-complex="Wingdings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use-window-font-color="true"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fo:font-size="11pt" style:font-size-asian="11pt"/>
    </style:style>
    <style:style style:name="WW8Num9z0" style:family="text">
      <style:text-properties style:font-name="Arial" style:font-name-complex="Arial"/>
    </style:style>
    <style:style style:name="Основной_20_шрифт_20_абзаца1" style:display-name="Основной шрифт абзаца1" style:family="text"/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.676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7cm" fo:margin-bottom="0.676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01cm" fo:margin-bottom="0.25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.676cm" fo:margin-left="1.588cm" fo:margin-right="1.42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005cm" fo:margin-bottom="0.676cm" fo:margin-left="2cm" fo:margin-right="0.79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501cm" fo:margin-bottom="1.3cm" fo:margin-left="2cm" fo:margin-right="1.45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  <style:master-page style:name="Преобразование_20_4" style:display-name="Преобразование 4" style:page-layout-name="Mpm5"/>
    <style:master-page style:name="Преобразование_20_5" style:display-name="Преобразование 5" style:page-layout-name="Mpm6"/>
    <style:master-page style:name="Преобразование_20_6" style:display-name="Преобразование 6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05-05-17T10:04:00</meta:creation-date>
    <dc:date>2019-08-07T11:33:28.44</dc:date>
    <meta:print-date>2019-08-07T09:22:07.13</meta:print-date>
    <meta:editing-cycles>88</meta:editing-cycles>
    <meta:editing-duration>PT17H8M48S</meta:editing-duration>
    <dc:creator>Максим Степанов</dc:creator>
    <meta:generator>OpenOffice/4.1.5$Win32 OpenOffice.org_project/415m1$Build-9789</meta:generator>
    <meta:printed-by>Максим Степанов</meta:printed-by>
    <meta:document-statistic meta:table-count="4" meta:image-count="0" meta:object-count="0" meta:page-count="2" meta:paragraph-count="100" meta:word-count="442" meta:character-count="3381"/>
  </office:meta>
</office:document-meta>
</file>